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2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24-01-0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23-01-0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22-01-03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21-01-0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20-01-03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9-01-03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8-01-0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7-01-03 23:3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6-01-02 23:5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5-01-03 21:0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4-01-03 18:26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4-01-03 17:2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3-01-03 18:2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2-01-04 17:3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1-01-04 17:2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10-01-03 16:46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9-01-05 17:3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7-02-28 18:1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6-01-05 19:0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5-01-08 21:29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4-01-03 17:0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4-01-02 21:4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3-01-07 16:5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2-01-04 16:1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1-01-03 15:39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2000-01-04 17:26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9-01-21 15:4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9-01-03 17:25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8-01-04 03:1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8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9101281101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